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10e3f6" officeooo:paragraph-rsid="0010e3f6"/>
    </style:style>
    <style:style style:name="P6" style:family="paragraph" style:parent-style-name="Text_20_body">
      <style:text-properties fo:language="en" fo:country="US" officeooo:rsid="0010e3f6" officeooo:paragraph-rsid="0012b44f"/>
    </style:style>
    <style:style style:name="P7" style:family="paragraph" style:parent-style-name="Text_20_body">
      <style:text-properties fo:language="en" fo:country="US" officeooo:rsid="0010e3f6" officeooo:paragraph-rsid="0014da36"/>
    </style:style>
    <style:style style:name="P8" style:family="paragraph" style:parent-style-name="Text_20_body">
      <style:text-properties fo:language="en" fo:country="US" fo:font-weight="bold" officeooo:rsid="0010e3f6" officeooo:paragraph-rsid="0010e3f6" style:font-weight-asian="bold" style:font-weight-complex="bold"/>
    </style:style>
    <style:style style:name="P9" style:family="paragraph" style:parent-style-name="Text_20_body">
      <style:text-properties fo:language="en" fo:country="US" fo:font-weight="bold" officeooo:rsid="0010e3f6" officeooo:paragraph-rsid="0012b44f" style:font-weight-asian="bold" style:font-weight-complex="bold"/>
    </style:style>
    <style:style style:name="P10" style:family="paragraph" style:parent-style-name="Text_20_body">
      <style:text-properties fo:language="en" fo:country="US" fo:font-weight="bold" officeooo:rsid="0010e3f6" officeooo:paragraph-rsid="0014da36" style:font-weight-asian="bold" style:font-weight-complex="bold"/>
    </style:style>
    <style:style style:name="P11" style:family="paragraph" style:parent-style-name="Text_20_body">
      <style:text-properties fo:language="en" fo:country="US" fo:font-weight="normal" officeooo:rsid="0010e3f6" officeooo:paragraph-rsid="0010e3f6" style:font-weight-asian="normal" style:font-weight-complex="normal"/>
    </style:style>
    <style:style style:name="P12" style:family="paragraph" style:parent-style-name="Text_20_body">
      <style:text-properties fo:language="en" fo:country="US" fo:font-weight="normal" officeooo:rsid="0014da36" officeooo:paragraph-rsid="0014da36" style:font-weight-asian="normal" style:font-weight-complex="normal"/>
    </style:style>
    <style:style style:name="P13" style:family="paragraph" style:parent-style-name="Text_20_body">
      <style:text-properties fo:language="en" fo:country="US" fo:font-weight="normal" officeooo:rsid="0016c377" officeooo:paragraph-rsid="0016c377" style:font-weight-asian="normal" style:font-weight-complex="normal"/>
    </style:style>
    <style:style style:name="P14" style:family="paragraph" style:parent-style-name="Text_20_body">
      <style:text-properties fo:language="en" fo:country="US" officeooo:rsid="0012b44f" officeooo:paragraph-rsid="0012b44f"/>
    </style:style>
    <style:style style:name="P15" style:family="paragraph" style:parent-style-name="Text_20_body">
      <style:text-properties fo:language="en" fo:country="US" officeooo:rsid="0012b44f" officeooo:paragraph-rsid="0014da36"/>
    </style:style>
    <style:style style:name="P16" style:family="paragraph" style:parent-style-name="Text_20_body">
      <style:text-properties fo:language="en" fo:country="US" officeooo:rsid="0014da36" officeooo:paragraph-rsid="0014da36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Titulo">
      <style:text-properties fo:language="en" fo:country="US"/>
    </style:style>
    <style:style style:name="P20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b23b1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b23b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b23b1" style:text-blinking="false" fo:background-color="transparent" style:font-size-asian="12pt" style:font-size-complex="12pt"/>
    </style:style>
    <style:style style:name="P25" style:family="paragraph" style:parent-style-name="Titulo">
      <style:text-properties fo:font-variant="normal" fo:text-transform="none" fo:language="en" fo:country="US" officeooo:rsid="000f427e"/>
    </style:style>
    <style:style style:name="P2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b23b1" style:text-blinking="false" fo:background-color="transparent" loext:padding="0cm" loext:border="none"/>
    </style:style>
    <style:style style:name="P27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8" style:family="paragraph" style:parent-style-name="Standard">
      <style:text-properties style:font-name="Calibri1" fo:font-size="12pt" fo:language="en" fo:country="US" officeooo:paragraph-rsid="001b23b1" style:font-size-asian="12pt" style:font-size-complex="12pt"/>
    </style:style>
    <style:style style:name="P2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b23b1" style:font-size-asian="12pt" style:font-size-complex="12pt"/>
    </style:style>
    <style:style style:name="P30" style:family="paragraph" style:parent-style-name="Standard">
      <style:text-properties style:font-name="Calibri1" fo:font-size="12pt" officeooo:paragraph-rsid="001b23b1" style:font-size-asian="12pt" style:font-size-complex="12pt"/>
    </style:style>
    <style:style style:name="P31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b23b1" style:font-size-asian="24pt" style:font-weight-asian="bold" style:font-size-complex="24pt" style:font-weight-complex="bold"/>
    </style:style>
    <style:style style:name="P33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35" style:family="paragraph" style:parent-style-name="Standard">
      <style:text-properties style:font-name="Calibri" fo:language="en" fo:country="US" officeooo:rsid="0010e3f6" officeooo:paragraph-rsid="0010e3f6"/>
    </style:style>
    <style:style style:name="P3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b23b1"/>
    </style:style>
    <style:style style:name="P37" style:family="paragraph" style:parent-style-name="Standard">
      <style:text-properties officeooo:paragraph-rsid="001b23b1"/>
    </style:style>
    <style:style style:name="P38" style:family="paragraph" style:parent-style-name="Standard" style:master-page-name="First_20_Page">
      <style:paragraph-properties style:page-number="auto"/>
      <style:text-properties officeooo:paragraph-rsid="001b23b1"/>
    </style:style>
    <style:style style:name="P39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be945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b23b1" style:text-blinking="false" fo:background-color="transparent" loext:char-shading-value="0" style:font-size-asian="36pt" style:font-size-complex="36pt"/>
    </style:style>
    <style:style style:name="T12" style:family="text">
      <style:text-properties officeooo:rsid="0012b44f"/>
    </style:style>
    <style:style style:name="T13" style:family="text">
      <style:text-properties officeooo:rsid="0014da36"/>
    </style:style>
    <style:style style:name="T14" style:family="text">
      <style:text-properties officeooo:rsid="0016c377"/>
    </style:style>
    <style:style style:name="T15" style:family="text">
      <style:text-properties officeooo:rsid="001733ca"/>
    </style:style>
    <style:style style:name="T16" style:family="text">
      <style:text-properties officeooo:rsid="0019e8f0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style:font-name="Calibri1" fo:font-size="12pt" style:font-size-asian="12pt" style:font-size-complex="12pt"/>
    </style:style>
    <style:style style:name="T20" style:family="text">
      <style:text-properties officeooo:rsid="002332ea"/>
    </style:style>
    <style:style style:name="T21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-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31"/>
          <text:p text:style-name="P31"><text:user-field-get text:name="Modulo">Computer Systems</text:user-field-get></text:p>
          <text:p text:style-name="P31">CFGS DAW</text:p>
        </draw:text-box>
      </draw:frame>
      <text:p text:style-name="P38"/>
      <text:p text:style-name="P37"/>
      <text:p text:style-name="P37"/>
      <text:p text:style-name="P37"/>
      <text:p text:style-name="P32"><text:span text:style-name="T6">Computer Systems – </text:span><text:span text:style-name="T7">Activities 1 </text:span><text:span text:style-name="T8">solved</text:span><text:span text:style-name="T9"><text:line-break/></text:span><text:span text:style-name="T10">UD 0</text:span><text:span text:style-name="T11">7</text:span><text:span text:style-name="T10">. </text:span><text:span text:style-name="T17"><text:user-field-get text:name="Tema">Windows administration -Part 1-</text:user-field-get></text:span></text:p>
      <text:p text:style-name="P26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23">Sergio García / Alfredo Oltra</text:p>
      <text:p text:style-name="P2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8">s</text:span></text:a></text:p>
      <text:p text:style-name="P36"><text:a xlink:type="simple" xlink:href="mailto:alfredo.oltra@ceedcv.es" text:style-name="Internet_20_link" text:visited-style-name="Visited_20_Internet_20_Link"><text:span text:style-name="T19">alfredo.oltra</text:span></text:a><text:a xlink:type="simple" xlink:href="mailto:alfredo.oltra@ceedcv.es" text:style-name="Internet_20_link" text:visited-style-name="Visited_20_Internet_20_Link"><text:span text:style-name="T19">@</text:span></text:a><text:a xlink:type="simple" xlink:href="mailto:alfredo.oltra@ceedcv.es" text:style-name="Internet_20_link" text:visited-style-name="Visited_20_Internet_20_Link"><text:span text:style-name="T19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24">20<text:span text:style-name="T20">22</text:span>/20<text:span text:style-name="T21">2</text:span><text:span text:style-name="T20">3</text:span></text:p>
      <text:p text:style-name="P29"><text:tab/><text:tab/><text:tab/><text:tab/><text:tab/><text:tab/><text:tab/><text:tab/><text:tab/><text:tab/>Versión:<text:date style:data-style-name="N105" text:date-value="2022-06-02T16:35:53.635273827">220602</text:date>.<text:time style:data-style-name="N104" text:time-value="2022-06-02T16:35:53.635488823">1635</text:time></text:p>
      <text:p text:style-name="P30"/>
      <text:p text:style-name="P28"/>
      <text:p text:style-name="P27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Licencia</text:p>
      <text:p text:style-name="P18"/>
      <text:p text:style-name="P3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33"/>
      <text:p text:style-name="P33"><text:s/></text:p>
      <text:p text:style-name="P20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21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3"> </text:span>Atención. Hace referencia a un tipo de actividad donde los alumnos suelen cometer equivocaciones. </text:p>
      <text:p text:style-name="P17"/>
      <text:p text:style-name="P18"/>
      <text:p text:style-name="P18"/>
      <text:p text:style-name="P18"/>
      <text:p text:style-name="P39"/>
      <text:p text:style-name="P18"/>
      <text:p text:style-name="P19">UD0<text:user-field-get text:name="NumeroTema">7</text:user-field-get>. <text:user-field-get text:name="Tema">Windows administration -Part 1-</text:user-field-get></text:p>
      <text:p text:style-name="P25">Activity Solved</text:p>
      <text:p text:style-name="P19"/>
      <text:p text:style-name="P35">Do the suggested actions <text:span text:style-name="T15">on Windows console</text:span> and write the command used to perform each one.</text:p>
      <text:p text:style-name="P8">1. Go to root directory.</text:p>
      <text:p text:style-name="P5">cd c:\</text:p>
      <text:p text:style-name="P8">2. Create directory PRACTICA on root directory.</text:p>
      <text:p text:style-name="P5">md PRACTICA</text:p>
      <text:p text:style-name="P8">3. Change current directory to PRACTICA.</text:p>
      <text:p text:style-name="P5">cd PRACTICA</text:p>
      <text:p text:style-name="P5">4. Create sub-directory DATOS in PRACTICA.</text:p>
      <text:p text:style-name="P5">md DATOS</text:p>
      <text:p text:style-name="P8">5. Change current directory to DATOS</text:p>
      <text:p text:style-name="P11">cd DATOS</text:p>
      <text:p text:style-name="P8">6. (Outside of Windows console) Create a file texto.txt with your name and surname inside</text:p>
      <text:p text:style-name="P8">7. Copy file texto.txt to texto.bak</text:p>
      <text:p text:style-name="P5">copy texto.txt texto.bak</text:p>
      <text:p text:style-name="P9">7. Copy file texto.txt to texto.ba<text:span text:style-name="T12">s</text:span></text:p>
      <text:p text:style-name="P6">copy texto.txt texto.ba<text:span text:style-name="T12">s</text:span></text:p>
      <text:p text:style-name="P8">9. <text:span text:style-name="T12">Execute command DIR using wildcards to only show files that start with TEX and its two first extension characters would be BA</text:span>.</text:p>
      <text:p text:style-name="P14"><text:span text:style-name="T16">dir</text:span> TEX*.BA*</text:p>
      <text:p text:style-name="P8">10. <text:span text:style-name="T13">Create file salida.txt using a redirected output using the command of the last exercise</text:span>.</text:p>
      <text:p text:style-name="P15"><text:span text:style-name="T16">dir</text:span> TEX*.BA* <text:span text:style-name="T13">&gt; salida.txt</text:span></text:p>
      <text:p text:style-name="P8">11. <text:span text:style-name="T13">Check the content of salida.txt using command TYPE.</text:span></text:p>
      <text:p text:style-name="P16">type salida.txt</text:p>
      <text:p text:style-name="P8">12. <text:span text:style-name="T13">Rename</text:span> <text:span text:style-name="T13">file </text:span>salida.txt <text:span text:style-name="T13">to</text:span> salida.dat</text:p>
      <text:p text:style-name="P16">rename salida.txt salida.dat</text:p>
      <text:p text:style-name="P10">13. Outside of Windows console) Create a file <text:span text:style-name="T13">hora txt with 21:00:00 inside</text:span></text:p>
      <text:p text:style-name="P10"/>
      <text:p text:style-name="P10"><text:soft-page-break/></text:p>
      <text:p text:style-name="P8">14. <text:span text:style-name="T13">Using redirected input with command time, use it with file hora.txt and change the hour (this operation requires admin privileges)</text:span></text:p>
      <text:p text:style-name="P16">time &lt; hora.txt</text:p>
      <text:p text:style-name="P8">15. <text:span text:style-name="T13">Set again the time properly (manually)</text:span>.</text:p>
      <text:p text:style-name="P12"><text:span text:style-name="T16">t</text:span>ime (this operation requires admin privileges).</text:p>
      <text:p text:style-name="P10">16. (Outside of Windows console) <text:span text:style-name="T13">Create file c</text:span>lasi.dat <text:span text:style-name="T13">with:</text:span></text:p>
      <text:p text:style-name="P5">1 Valencia CF</text:p>
      <text:p text:style-name="P5">2 At. Madrid</text:p>
      <text:p text:style-name="P5">3 Villarreal CF</text:p>
      <text:p text:style-name="P5">4 FC Barcelona</text:p>
      <text:p text:style-name="P5">5 Real Madrid</text:p>
      <text:p text:style-name="P8">17. <text:span text:style-name="T13">Being DATOS your current directory, use XCOPY and absolute routes to copy all content of directory PRACTICA and its sub-directories</text:span> <text:span text:style-name="T13">to a new directory DOCS in the root (</text:span><text:a xlink:type="simple" xlink:href="../../../../../../DOCS" text:style-name="Internet_20_link" text:visited-style-name="Visited_20_Internet_20_Link"><text:span text:style-name="T13">C:\DOCS</text:span></text:a><text:span text:style-name="T13">)</text:span></text:p>
      <text:p text:style-name="Text_20_body"><text:span text:style-name="T14">xcopy</text:span> /<text:span text:style-name="T14">e</text:span> C:\PRACTICA C:\DOCS</text:p>
      <text:p text:style-name="P10">18. <text:span text:style-name="T13">Change to directory</text:span> C:\DOCS\DATOS u<text:span text:style-name="T13">sing a relative route</text:span></text:p>
      <text:p text:style-name="P7"><text:span text:style-name="T13">cd ..\..\DOCS\DATOS</text:span>.</text:p>
      <text:p text:style-name="P8">19. <text:span text:style-name="T13">Create file clasi.org as a result of sort clasi.dat for second column.</text:span></text:p>
      <text:p text:style-name="P13">sort /+3 &lt; clasi.dat &gt;clasi.org</text:p>
      <text:p text:style-name="P8">20. <text:span text:style-name="T13">Delete created directories.</text:span></text:p>
      <text:p text:style-name="Text_20_body"><text:span text:style-name="T16">r</text:span>d /s c:\<text:span text:style-name="T14">DOCS</text:span> C:\<text:span text:style-name="T14">PRACTIC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0" style:family="text">
      <style:text-properties fo:font-size="12pt" fo:font-style="italic" fo:font-weight="bold" style:font-size-asian="12pt" style:font-style-asian="italic" style:font-weight-asian="bold" style:font-name-complex="TimesNewRomanPSMT" style:font-family-complex="TimesNewRomanPSMT" style:font-size-complex="12pt" style:font-style-complex="italic" style:font-weight-complex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5">
      <number:year/>
      <number:month number:style="long"/>
      <number:day number:style="long"/>
    </number:date-style>
    <number:time-style style:name="N104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54M25S</meta:editing-duration>
    <meta:editing-cycles>33</meta:editing-cycles>
    <meta:generator>LibreOffice/7.3.3.2$Linux_X86_64 LibreOffice_project/30$Build-2</meta:generator>
    <meta:initial-creator>Alfredo Oltra Orengo</meta:initial-creator>
    <dc:date>2022-06-02T16:35:53.334815775</dc:date>
    <meta:print-date>2016-12-21T00:26:23.380000000</meta:print-date>
    <meta:document-statistic meta:table-count="0" meta:image-count="2" meta:object-count="0" meta:page-count="4" meta:paragraph-count="64" meta:word-count="466" meta:character-count="2974" meta:non-whitespace-character-count="2549"/>
  </office:meta>
</office:document-meta>
</file>